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80000001FCE58C67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DejaVu Sans" svg:font-family="'DejaVu Sans'" style:font-family-generic="swiss"/>
    <style:font-face style:name="FreeSans" svg:font-family="FreeSans" style:font-family-generic="swiss"/>
    <style:font-face style:name="DejaVu Sans Mono1" svg:font-family="'DejaVu Sans Mono'" style:font-family-generic="modern" style:font-pitch="fixed"/>
    <style:font-face style:name="DejaVu Sans Mono2"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automatic-styles>
    <style:style style:name="NodeMonitorModes" style:family="table">
      <style:table-properties style:width="6.2681in" table:align="margins"/>
    </style:style>
    <style:style style:name="NodeMonitorModes.A" style:family="table-column">
      <style:table-column-properties style:column-width="1.5396in" style:rel-column-width="16096*"/>
    </style:style>
    <style:style style:name="NodeMonitorModes.B" style:family="table-column">
      <style:table-column-properties style:column-width="4.7285in" style:rel-column-width="49439*"/>
    </style:style>
    <style:style style:name="NodeMonitorModes.A1" style:family="table-cell">
      <style:table-cell-properties fo:padding="0.0382in" fo:border-left="0.0007in solid #000000" fo:border-right="none" fo:border-top="0.0007in solid #000000" fo:border-bottom="0.0007in solid #000000"/>
    </style:style>
    <style:style style:name="NodeMonitorModes.B1" style:family="table-cell">
      <style:table-cell-properties fo:padding="0.0382in" fo:border="0.0007in solid #000000"/>
    </style:style>
    <style:style style:name="NodeMonitorModes.A2" style:family="table-cell">
      <style:table-cell-properties fo:padding="0.0382in" fo:border-left="0.0007in solid #000000" fo:border-right="none" fo:border-top="none" fo:border-bottom="0.0007in solid #000000"/>
    </style:style>
    <style:style style:name="NodeMonitorModes.B2" style:family="table-cell">
      <style:table-cell-properties fo:padding="0.0382in" fo:border-left="0.0007in solid #000000" fo:border-right="0.0007in solid #000000" fo:border-top="none" fo:border-bottom="0.0007in solid #000000"/>
    </style:style>
    <style:style style:name="B_5f_ENTRY_5f_CREATED" style:display-name="B_ENTRY_CREATED" style:family="table">
      <style:table-properties style:width="6.2681in" table:align="margins"/>
    </style:style>
    <style:style style:name="B_5f_ENTRY_5f_CREATED.A" style:display-name="B_ENTRY_CREATED.A" style:family="table-column">
      <style:table-column-properties style:column-width="1.1688in" style:rel-column-width="12219*"/>
    </style:style>
    <style:style style:name="B_5f_ENTRY_5f_CREATED.B" style:display-name="B_ENTRY_CREATED.B" style:family="table-column">
      <style:table-column-properties style:column-width="0.7757in" style:rel-column-width="8110*"/>
    </style:style>
    <style:style style:name="B_5f_ENTRY_5f_CREATED.C" style:display-name="B_ENTRY_CREATED.C" style:family="table-column">
      <style:table-column-properties style:column-width="4.3236in" style:rel-column-width="45206*"/>
    </style:style>
    <style:style style:name="B_5f_ENTRY_5f_CREATED.A1" style:display-name="B_ENTRY_CREATED.A1" style:family="table-cell">
      <style:table-cell-properties fo:padding="0.0382in" fo:border-left="0.0007in solid #000000" fo:border-right="none" fo:border-top="0.0007in solid #000000" fo:border-bottom="0.0007in solid #000000"/>
    </style:style>
    <style:style style:name="B_5f_ENTRY_5f_CREATED.C1" style:display-name="B_ENTRY_CREATED.C1" style:family="table-cell">
      <style:table-cell-properties fo:padding="0.0382in" fo:border="0.0007in solid #000000"/>
    </style:style>
    <style:style style:name="B_5f_ENTRY_5f_CREATED.A2" style:display-name="B_ENTRY_CREATED.A2" style:family="table-cell">
      <style:table-cell-properties fo:padding="0.0382in" fo:border-left="0.0007in solid #000000" fo:border-right="none" fo:border-top="none" fo:border-bottom="0.0007in solid #000000"/>
    </style:style>
    <style:style style:name="B_5f_ENTRY_5f_CREATED.C2" style:display-name="B_ENTRY_CREATED.C2" style:family="table-cell">
      <style:table-cell-properties fo:padding="0.0382in" fo:border-left="0.0007in solid #000000" fo:border-right="0.0007in solid #000000" fo:border-top="none" fo:border-bottom="0.0007in solid #000000"/>
    </style:style>
    <style:style style:name="Table1" style:family="table">
      <style:table-properties style:width="6.2681in" table:align="margins"/>
    </style:style>
    <style:style style:name="Table1.A" style:family="table-column">
      <style:table-column-properties style:column-width="1.1688in" style:rel-column-width="12219*"/>
    </style:style>
    <style:style style:name="Table1.B" style:family="table-column">
      <style:table-column-properties style:column-width="0.7757in" style:rel-column-width="8110*"/>
    </style:style>
    <style:style style:name="Table1.C" style:family="table-column">
      <style:table-column-properties style:column-width="4.3236in" style:rel-column-width="45206*"/>
    </style:style>
    <style:style style:name="Table1.1" style:family="table-row">
      <style:table-row-properties style:keep-together="false" fo:keep-together="always"/>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2681in" table:align="margins"/>
    </style:style>
    <style:style style:name="Table2.A" style:family="table-column">
      <style:table-column-properties style:column-width="1.1688in" style:rel-column-width="12219*"/>
    </style:style>
    <style:style style:name="Table2.B" style:family="table-column">
      <style:table-column-properties style:column-width="0.7757in" style:rel-column-width="8110*"/>
    </style:style>
    <style:style style:name="Table2.C" style:family="table-column">
      <style:table-column-properties style:column-width="4.3236in" style:rel-column-width="45206*"/>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2681in" table:align="margins"/>
    </style:style>
    <style:style style:name="Table3.A" style:family="table-column">
      <style:table-column-properties style:column-width="1.1688in" style:rel-column-width="12219*"/>
    </style:style>
    <style:style style:name="Table3.B" style:family="table-column">
      <style:table-column-properties style:column-width="0.7757in" style:rel-column-width="8110*"/>
    </style:style>
    <style:style style:name="Table3.C" style:family="table-column">
      <style:table-column-properties style:column-width="4.3236in" style:rel-column-width="45206*"/>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6.2681in" table:align="margins"/>
    </style:style>
    <style:style style:name="Table4.A" style:family="table-column">
      <style:table-column-properties style:column-width="1.1688in" style:rel-column-width="12219*"/>
    </style:style>
    <style:style style:name="Table4.B" style:family="table-column">
      <style:table-column-properties style:column-width="0.7757in" style:rel-column-width="8110*"/>
    </style:style>
    <style:style style:name="Table4.C" style:family="table-column">
      <style:table-column-properties style:column-width="4.3236in" style:rel-column-width="45206*"/>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6.2681in" table:align="margins"/>
    </style:style>
    <style:style style:name="Table5.A" style:family="table-column">
      <style:table-column-properties style:column-width="1.1688in" style:rel-column-width="12219*"/>
    </style:style>
    <style:style style:name="Table5.B" style:family="table-column">
      <style:table-column-properties style:column-width="0.7757in" style:rel-column-width="8110*"/>
    </style:style>
    <style:style style:name="Table5.C" style:family="table-column">
      <style:table-column-properties style:column-width="4.3236in" style:rel-column-width="45206*"/>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2681in" table:align="margins"/>
    </style:style>
    <style:style style:name="Table6.A" style:family="table-column">
      <style:table-column-properties style:column-width="1.1688in" style:rel-column-width="12219*"/>
    </style:style>
    <style:style style:name="Table6.B" style:family="table-column">
      <style:table-column-properties style:column-width="0.7757in" style:rel-column-width="8110*"/>
    </style:style>
    <style:style style:name="Table6.C" style:family="table-column">
      <style:table-column-properties style:column-width="4.3236in" style:rel-column-width="45206*"/>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P1" style:family="paragraph" style:parent-style-name="Standard">
      <style:paragraph-properties fo:text-align="center" style:justify-single-word="false" fo:break-before="page"/>
      <style:text-properties style:font-name="Bitstream Vera Sans" fo:font-size="22pt" style:font-size-asian="22pt" style:font-size-complex="22pt"/>
    </style:style>
    <style:style style:name="P2" style:family="paragraph" style:parent-style-name="Standard">
      <style:paragraph-properties fo:text-align="center" style:justify-single-word="false"/>
      <style:text-properties style:font-name="Bitstream Vera Sans" fo:font-size="22pt" style:font-size-asian="22pt" style:font-size-complex="22pt"/>
    </style:style>
    <style:style style:name="P3" style:family="paragraph" style:parent-style-name="Standard">
      <style:paragraph-properties fo:text-align="center" style:justify-single-word="false"/>
      <style:text-properties style:font-name="Bitstream Vera Sans" fo:font-size="16pt" style:font-size-asian="16pt" style:font-size-complex="16pt"/>
    </style:style>
    <style:style style:name="P4" style:family="paragraph" style:parent-style-name="Standard">
      <style:paragraph-properties fo:text-align="justify" style:justify-single-word="false"/>
    </style:style>
    <style:style style:name="P5" style:family="paragraph" style:parent-style-name="Standard">
      <style:paragraph-properties fo:text-align="start" style:justify-single-word="false"/>
    </style:style>
    <style:style style:name="P6" style:family="paragraph" style:parent-style-name="Standard" style:master-page-name="">
      <style:paragraph-properties fo:orphans="0" fo:widows="0" style:page-number="auto"/>
    </style:style>
    <style:style style:name="P7" style:family="paragraph" style:parent-style-name="Table_20_Contents">
      <style:paragraph-properties fo:text-align="justify" style:justify-single-word="false"/>
    </style:style>
    <style:style style:name="P8" style:family="paragraph" style:parent-style-name="Quotations">
      <style:paragraph-properties fo:margin-left="0.3937in" fo:margin-right="0.3937in" fo:text-indent="0in" style:auto-text-indent="false"/>
    </style:style>
    <style:style style:name="P9" style:family="paragraph" style:parent-style-name="Standard" style:list-style-name="L1"/>
    <style:style style:name="P10" style:family="paragraph" style:parent-style-name="Standard" style:list-style-name="L2">
      <style:paragraph-properties fo:text-align="start" style:justify-single-word="false"/>
    </style:style>
    <style:style style:name="P11" style:family="paragraph" style:parent-style-name="Heading_20_3">
      <style:paragraph-properties fo:text-align="justify" style:justify-single-word="false"/>
    </style:style>
    <style:style style:name="P12" style:family="paragraph" style:parent-style-name="Heading_20_2">
      <style:paragraph-properties fo:break-before="page"/>
    </style:style>
    <style:style style:name="T1" style:family="text">
      <style:text-properties officeooo:rsid="0006ac97"/>
    </style:style>
    <style:style style:name="T2" style:family="text">
      <style:text-properties fo:font-style="italic" style:font-style-asian="italic" style:font-style-complex="italic"/>
    </style:style>
    <style:style style:name="T3" style:family="text">
      <style:text-properties officeooo:rsid="000a6ea0"/>
    </style:style>
    <style:style style:name="T4" style:family="text">
      <style:text-properties officeooo:rsid="000af134"/>
    </style:style>
    <style:style style:name="T5" style:family="text">
      <style:text-properties officeooo:rsid="000b4c30"/>
    </style:style>
    <style:style style:name="T6" style:family="text">
      <style:text-properties officeooo:rsid="000bbd72"/>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6.3472in" svg:y="10.1874in" svg:width="0.8827in" svg:height="0.311in" draw:z-index="0">
        <draw:image xlink:href="Pictures/10000201000000580000001FCE58C672.png" xlink:type="simple" xlink:show="embed" xlink:actuate="onLoad"/>
      </draw:frame>
      <text:p text:style-name="P1"/>
      <text:p text:style-name="P2"/>
      <text:p text:style-name="P2"/>
      <text:p text:style-name="P2"/>
      <text:p text:style-name="P2"/>
      <text:p text:style-name="P2"/>
      <text:p text:style-name="P2"/>
      <text:p text:style-name="P2"/>
      <text:p text:style-name="P2"/>
      <text:p text:style-name="P2"/>
      <text:p text:style-name="P2"/>
      <text:p text:style-name="P2">Programming with Haiku</text:p>
      <text:p text:style-name="P3"/>
      <text:p text:style-name="P3">Lesson 14</text:p>
      <text:p text:style-name="P3"/>
      <text:p text:style-name="P3">Written by DarkWyr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All material © 2010 DarkWyrm</text:p>
      <text:h text:style-name="P12" text:outline-level="2">Monitoring Nodes</text:h>
      <text:p text:style-name="P4">Nodes are dumb. Check the <text:span text:style-name="T2">Be Book</text:span> – you'll find the exact same thought there, too. They're always lost because they don't know where they are in the filesystem. Truth be told, though, it's because BNode objects are concerned with an entry's data, not metadata like its name and location. They are also incredibly handy because we can ask the operating system to notify us of changes in the filesystem, such as the mounting and unmounting of volumes, the creation of new files, the modification of a file's attributes, or news of other interesting file-related events.</text:p>
      <text:p text:style-name="P4"/>
      <text:p text:style-name="P4">Setting up node monitoring is relatively easy, but first you will need to decide<text:span text:style-name="T6"> on the </text:span>kinds of changes for which you wish to receive notifications. There are five types of changes that can be watched.</text:p>
      <text:p text:style-name="P4"/>
      <table:table table:name="NodeMonitorModes" table:style-name="NodeMonitorModes">
        <table:table-column table:style-name="NodeMonitorModes.A"/>
        <table:table-column table:style-name="NodeMonitorModes.B"/>
        <table:table-header-rows>
          <table:table-row>
            <table:table-cell table:style-name="NodeMonitorModes.A1" office:value-type="string">
              <text:p text:style-name="Table_20_Heading">Mode</text:p>
            </table:table-cell>
            <table:table-cell table:style-name="NodeMonitorModes.B1" office:value-type="string">
              <text:p text:style-name="Table_20_Heading">Description</text:p>
            </table:table-cell>
          </table:table-row>
        </table:table-header-rows>
        <table:table-row>
          <table:table-cell table:style-name="NodeMonitorModes.A2" office:value-type="string">
            <text:p text:style-name="P7"><text:span text:style-name="Code">B_WATCH_NAME</text:span></text:p>
          </table:table-cell>
          <table:table-cell table:style-name="NodeMonitorModes.B2" office:value-type="string">
            <text:p text:style-name="P7">Watch for changes in file names, including moving or deleting nodes.</text:p>
          </table:table-cell>
        </table:table-row>
        <table:table-row>
          <table:table-cell table:style-name="NodeMonitorModes.A2" office:value-type="string">
            <text:p text:style-name="P7"><text:span text:style-name="Code">B_WATCH_STAT</text:span></text:p>
          </table:table-cell>
          <table:table-cell table:style-name="NodeMonitorModes.B2" office:value-type="string">
            <text:p text:style-name="P7">Watch a file's features manipulated by the <text:span text:style-name="Code">stat()</text:span> function, including creation and modification times, size, permissions, and ownership.</text:p>
          </table:table-cell>
        </table:table-row>
        <table:table-row>
          <table:table-cell table:style-name="NodeMonitorModes.A2" office:value-type="string">
            <text:p text:style-name="P7"><text:span text:style-name="Code">B_WATCH_ATTR</text:span></text:p>
          </table:table-cell>
          <table:table-cell table:style-name="NodeMonitorModes.B2" office:value-type="string">
            <text:p text:style-name="P7">Watch the file's attributes, including adding or removing them.</text:p>
          </table:table-cell>
        </table:table-row>
        <table:table-row>
          <table:table-cell table:style-name="NodeMonitorModes.A2" office:value-type="string">
            <text:p text:style-name="P7"><text:span text:style-name="Code">B_WATCH_DIRECTORY</text:span></text:p>
          </table:table-cell>
          <table:table-cell table:style-name="NodeMonitorModes.B2" office:value-type="string">
            <text:p text:style-name="P7">This only works for directories. It will watch for the creation, deletion, or renaming of entries in the directory. If used on a file, it won't do anything.</text:p>
          </table:table-cell>
        </table:table-row>
        <table:table-row>
          <table:table-cell table:style-name="NodeMonitorModes.A2" office:value-type="string">
            <text:p text:style-name="P7"><text:span text:style-name="Code">B_WATCH_ALL</text:span></text:p>
          </table:table-cell>
          <table:table-cell table:style-name="NodeMonitorModes.B2" office:value-type="string">
            <text:p text:style-name="P7">Watches for everything described above.</text:p>
          </table:table-cell>
        </table:table-row>
        <table:table-row>
          <table:table-cell table:style-name="NodeMonitorModes.A2" office:value-type="string">
            <text:p text:style-name="P7"><text:span text:style-name="Code">B_WATCH_MOUNT</text:span></text:p>
          </table:table-cell>
          <table:table-cell table:style-name="NodeMonitorModes.B2" office:value-type="string">
            <text:p text:style-name="P7">Instead of watching a file or directory, using this flag will cause you to be notified of volumes being mounted or unmounted. The <text:span text:style-name="Code">nref</text:span> argument isn't needed if this is the only flag used in a <text:span text:style-name="Code">watch_node()</text:span> call. <text:span text:style-name="Code">B_WATCH_ALL</text:span> doesn't include this flag.</text:p>
          </table:table-cell>
        </table:table-row>
        <table:table-row>
          <table:table-cell table:style-name="NodeMonitorModes.A2" office:value-type="string">
            <text:p text:style-name="P7"><text:span text:style-name="Code">B_STOP_WATCHING</text:span></text:p>
          </table:table-cell>
          <table:table-cell table:style-name="NodeMonitorModes.B2" office:value-type="string">
            <text:p text:style-name="P7">Turns off watching on the node pointed to by <text:span text:style-name="Code">nref</text:span>.</text:p>
          </table:table-cell>
        </table:table-row>
      </table:table>
      <text:p text:style-name="P4"/>
      <text:p text:style-name="P4"/>
      <text:p text:style-name="CodeBlock">watch_node(const node_ref *nref, uint32 flags, BMessenger messenger);</text:p>
      <text:p text:style-name="CodeBlock">watch_node(const node_ref *nref, uint32 flags, const BHandler *handler,</text:p>
      <text:p text:style-name="CodeBlock"><text:tab/><text:tab/>const BLooper *looper = NULL);</text:p>
      <text:p text:style-name="P4"/>
      <text:p text:style-name="Quotations">These calls start the node monitor to watch the node pointed to by <text:span text:style-name="Code">nref</text:span> for changes specified in <text:span text:style-name="Code">flags</text:span>. Messages are sent by the BMessenger messenger or to the BHandler or BLooper specified. Note that the target of the BMessenger must be within the application calling <text:span text:style-name="Code">watch_node()</text:span>. The system has only 4096 monitoring slots, so don't go overboard. Also, each call to <text:span text:style-name="Code">watch_node()</text:span> consumes a slot even if the node is already watched by the monitor.</text:p>
      <text:p text:style-name="CodeBlock">status_t stop_watching(BMessenger messenger);</text:p>
      <text:p text:style-name="CodeBlock">status_t stop_watching(const BHandler *handler,</text:p>
      <text:p text:style-name="CodeBlock"><text:tab/><text:tab/><text:tab/><text:tab/>const BLooper *looper = NULL);</text:p>
      <text:p text:style-name="P4"/>
      <text:p text:style-name="Quotations"><text:soft-page-break/>These <text:span text:style-name="T1">functions</text:span> end monitoring for any nodes for which messages are sent to the specified target, i.e. if all node monitoring messages are sent to the same target, this frees all slots in one fell swoop.</text:p>
      <text:h text:style-name="Heading_20_2" text:outline-level="2">The Node Monitor's Update Messages</text:h>
      <text:p text:style-name="P4">As nice as live updates are to have in your application, handling the Node Monitor's update messages can get a bit complicated. The reason for this is a combination of handling the various update messages and mapping them to appropriate actions for your application.</text:p>
      <text:p text:style-name="P4"/>
      <text:p text:style-name="P4">The update messages themselves are strikingly similar to update messages sent by live queries. The <text:span text:style-name="Code">what</text:span> field of a node monitor message is <text:span text:style-name="Code">B_NODE_MONITOR</text:span>. Checking the <text:span text:style-name="Code">opcode</text:span> field of this message gives you more information about what kind of update you're receiving. The opcode is an <text:span text:style-name="Code">int32.</text:span></text:p>
      <text:p text:style-name="P4"/>
      <text:h text:style-name="Heading_20_3" text:outline-level="3">Opcode B_ENTRY_CREATED</text:h>
      <text:p text:style-name="Standard">Conditions for receiving:</text:p>
      <text:list xml:id="list1270665387" text:style-name="L1">
        <text:list-item>
          <text:p text:style-name="P9"><text:span text:style-name="Code">B_WATCH_DIRECTORY</text:span> on directory in which the node was created</text:p>
        </text:list-item>
      </text:list>
      <text:p text:style-name="Standard"/>
      <table:table table:name="B_ENTRY_CREATED" table:style-name="B_5f_ENTRY_5f_CREATED">
        <table:table-column table:style-name="B_5f_ENTRY_5f_CREATED.A"/>
        <table:table-column table:style-name="B_5f_ENTRY_5f_CREATED.B"/>
        <table:table-column table:style-name="B_5f_ENTRY_5f_CREATED.C"/>
        <table:table-header-rows>
          <table:table-row>
            <table:table-cell table:style-name="B_5f_ENTRY_5f_CREATED.A1" office:value-type="string">
              <text:p text:style-name="Table_20_Heading">Field</text:p>
            </table:table-cell>
            <table:table-cell table:style-name="B_5f_ENTRY_5f_CREATED.A1" office:value-type="string">
              <text:p text:style-name="Table_20_Heading">Type</text:p>
            </table:table-cell>
            <table:table-cell table:style-name="B_5f_ENTRY_5f_CREATED.C1" office:value-type="string">
              <text:p text:style-name="Table_20_Heading">Description</text:p>
            </table:table-cell>
          </table:table-row>
        </table:table-header-rows>
        <table:table-row>
          <table:table-cell table:style-name="B_5f_ENTRY_5f_CREATED.A2" office:value-type="string">
            <text:p text:style-name="P7"><text:span text:style-name="Code">name</text:span></text:p>
          </table:table-cell>
          <table:table-cell table:style-name="B_5f_ENTRY_5f_CREATED.A2" office:value-type="string">
            <text:p text:style-name="P7">string</text:p>
          </table:table-cell>
          <table:table-cell table:style-name="B_5f_ENTRY_5f_CREATED.C2" office:value-type="string">
            <text:p text:style-name="P7">Name of the new entry.</text:p>
          </table:table-cell>
        </table:table-row>
        <table:table-row>
          <table:table-cell table:style-name="B_5f_ENTRY_5f_CREATED.A2" office:value-type="string">
            <text:p text:style-name="P7"><text:span text:style-name="Code">directory</text:span></text:p>
          </table:table-cell>
          <table:table-cell table:style-name="B_5f_ENTRY_5f_CREATED.A2" office:value-type="string">
            <text:p text:style-name="P7">int64</text:p>
          </table:table-cell>
          <table:table-cell table:style-name="B_5f_ENTRY_5f_CREATED.C2" office:value-type="string">
            <text:p text:style-name="P7">The node number (<text:span text:style-name="Code">ino_t</text:span>) for the new entry's parent directory.</text:p>
          </table:table-cell>
        </table:table-row>
        <table:table-row>
          <table:table-cell table:style-name="B_5f_ENTRY_5f_CREATED.A2" office:value-type="string">
            <text:p text:style-name="P7"><text:span text:style-name="Code">device</text:span></text:p>
          </table:table-cell>
          <table:table-cell table:style-name="B_5f_ENTRY_5f_CREATED.A2" office:value-type="string">
            <text:p text:style-name="P7">int32</text:p>
          </table:table-cell>
          <table:table-cell table:style-name="B_5f_ENTRY_5f_CREATED.C2" office:value-type="string">
            <text:p text:style-name="P7">The id (<text:span text:style-name="Code">dev_t</text:span>) of the volume on which the entry was created.</text:p>
          </table:table-cell>
        </table:table-row>
        <table:table-row>
          <table:table-cell table:style-name="B_5f_ENTRY_5f_CREATED.A2" office:value-type="string">
            <text:p text:style-name="P7"><text:span text:style-name="Code">node</text:span></text:p>
          </table:table-cell>
          <table:table-cell table:style-name="B_5f_ENTRY_5f_CREATED.A2" office:value-type="string">
            <text:p text:style-name="P7">int64</text:p>
          </table:table-cell>
          <table:table-cell table:style-name="B_5f_ENTRY_5f_CREATED.C2" office:value-type="string">
            <text:p text:style-name="P7">The node number of the new entry.</text:p>
          </table:table-cell>
        </table:table-row>
      </table:table>
      <text:p text:style-name="P4"/>
      <text:p text:style-name="Quotations">If you watch a directory, this is one possible message you'll receive. Of all of the update messages, this one is the most helpful. The <text:span text:style-name="Code">name</text:span>, <text:span text:style-name="Code">device</text:span>, and <text:span text:style-name="Code">directory</text:span> fields can be used to construct an <text:span text:style-name="Code">entry_ref</text:span> which points to the new entry. <text:span text:style-name="Code">device</text:span> and <text:span text:style-name="Code">node</text:span> can be used to create a <text:span text:style-name="Code">node_ref</text:span>, useful if you want to monitor the new entry's node. <text:span text:style-name="Code">device</text:span> and <text:span text:style-name="Code">directory</text:span> can be used to also create a <text:span text:style-name="Code">node_ref</text:span>, but one which points to the entry's parent directory and is suitable for initializing a BDirectory object. If you plan on handling <text:span text:style-name="Code">B_ENTRY_REMOVED</text:span> opcodes, you'd better make both an <text:span text:style-name="Code">entry_ref</text:span> and a <text:span text:style-name="Code">node_ref</text:span> for the new entry and stash it away somewhere for later use.</text:p>
      <text:h text:style-name="Heading_20_3" text:outline-level="3">Opcode B_ENTRY_REMOVED</text:h>
      <text:p text:style-name="Standard">Conditions for receiving:</text:p>
      <text:list xml:id="list1428020054" text:continue-numbering="true" text:style-name="L1">
        <text:list-item>
          <text:p text:style-name="P9"><text:span text:style-name="Code">B_WATCH_DIRECTORY</text:span> on directory in which the node resided</text:p>
        </text:list-item>
        <text:list-item>
          <text:p text:style-name="P9"><text:span text:style-name="Code">B_WATCH_NAME</text:span> on the former node</text:p>
        </text:list-item>
      </text:list>
      <text:p text:style-name="Standard"/>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Table_20_Heading">Field</text:p>
            </table:table-cell>
            <table:table-cell table:style-name="Table1.A1" office:value-type="string">
              <text:p text:style-name="Table_20_Heading">Type</text:p>
            </table:table-cell>
            <table:table-cell table:style-name="Table1.C1" office:value-type="string">
              <text:p text:style-name="Table_20_Heading">Description</text:p>
            </table:table-cell>
          </table:table-row>
        </table:table-header-rows>
        <table:table-row table:style-name="Table1.1">
          <table:table-cell table:style-name="Table1.A2" office:value-type="string">
            <text:p text:style-name="P7"><text:span text:style-name="Code">directory</text:span></text:p>
          </table:table-cell>
          <table:table-cell table:style-name="Table1.A2" office:value-type="string">
            <text:p text:style-name="P7">int64</text:p>
          </table:table-cell>
          <table:table-cell table:style-name="Table1.C2" office:value-type="string">
            <text:p text:style-name="P7">The node number (<text:span text:style-name="Code">ino_t</text:span>) for the former entry's parent directory.</text:p>
          </table:table-cell>
        </table:table-row>
        <text:soft-page-break/>
        <table:table-row table:style-name="Table1.1">
          <table:table-cell table:style-name="Table1.A2" office:value-type="string">
            <text:p text:style-name="P7"><text:span text:style-name="Code">device</text:span></text:p>
          </table:table-cell>
          <table:table-cell table:style-name="Table1.A2" office:value-type="string">
            <text:p text:style-name="P7">int32</text:p>
          </table:table-cell>
          <table:table-cell table:style-name="Table1.C2" office:value-type="string">
            <text:p text:style-name="P7">The id (<text:span text:style-name="Code">dev_t</text:span>) of the volume from which the entry was removed.</text:p>
          </table:table-cell>
        </table:table-row>
        <table:table-row table:style-name="Table1.1">
          <table:table-cell table:style-name="Table1.A2" office:value-type="string">
            <text:p text:style-name="P7"><text:span text:style-name="Code">node</text:span></text:p>
          </table:table-cell>
          <table:table-cell table:style-name="Table1.A2" office:value-type="string">
            <text:p text:style-name="P7">int64</text:p>
          </table:table-cell>
          <table:table-cell table:style-name="Table1.C2" office:value-type="string">
            <text:p text:style-name="P7">The node number of the former entry. Of course, because the node no longer exists, it is invalid and useless except for comparing against cached values.</text:p>
          </table:table-cell>
        </table:table-row>
      </table:table>
      <text:p text:style-name="P4"/>
      <text:p text:style-name="Quotations">Notifications for removed entries require extra work to be useful, sadly. The problem lies in the fact that there is no name field sent, preventing construction of an <text:span text:style-name="Code">entry_ref</text:span>, which just happens to be the most common way of storing an entry's location without consuming a file descriptor. As a result, if you plan on handling removal notifications, you will need to save away both a <text:span text:style-name="Code">node_ref</text:span> and an <text:span text:style-name="Code">entry_ref</text:span> for each entry on the filesystem which you wish to track. There will be more on this later.</text:p>
      <text:h text:style-name="Heading_20_3" text:outline-level="3">Opcode B_ENTRY_MOVED</text:h>
      <text:p text:style-name="Standard">Conditions for receiving:</text:p>
      <text:list xml:id="list1863567264" text:continue-numbering="true" text:style-name="L1">
        <text:list-item>
          <text:p text:style-name="P9"><text:span text:style-name="Code">B_WATCH_DIRECTORY</text:span> on the source or destination directory</text:p>
        </text:list-item>
        <text:list-item>
          <text:p text:style-name="P9"><text:span text:style-name="Code">B_WATCH_NAME</text:span> on the node itself</text:p>
        </text:list-item>
      </text:list>
      <text:p text:style-name="Standard"/>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Field</text:p>
            </table:table-cell>
            <table:table-cell table:style-name="Table2.A1" office:value-type="string">
              <text:p text:style-name="Table_20_Heading">Type</text:p>
            </table:table-cell>
            <table:table-cell table:style-name="Table2.C1" office:value-type="string">
              <text:p text:style-name="Table_20_Heading">Description</text:p>
            </table:table-cell>
          </table:table-row>
        </table:table-header-rows>
        <table:table-row>
          <table:table-cell table:style-name="Table2.A2" office:value-type="string">
            <text:p text:style-name="P7"><text:span text:style-name="Code">name</text:span></text:p>
          </table:table-cell>
          <table:table-cell table:style-name="Table2.A2" office:value-type="string">
            <text:p text:style-name="P7">string</text:p>
          </table:table-cell>
          <table:table-cell table:style-name="Table2.C2" office:value-type="string">
            <text:p text:style-name="P7">Name of the moved entry.</text:p>
          </table:table-cell>
        </table:table-row>
        <table:table-row>
          <table:table-cell table:style-name="Table2.A2" office:value-type="string">
            <text:p text:style-name="P7"><text:span text:style-name="Code">from directory</text:span></text:p>
          </table:table-cell>
          <table:table-cell table:style-name="Table2.A2" office:value-type="string">
            <text:p text:style-name="P7">int64</text:p>
          </table:table-cell>
          <table:table-cell table:style-name="Table2.C2" office:value-type="string">
            <text:p text:style-name="P7">The node number (<text:span text:style-name="Code">ino_t</text:span>) for the entry's source directory.</text:p>
          </table:table-cell>
        </table:table-row>
        <table:table-row>
          <table:table-cell table:style-name="Table2.A2" office:value-type="string">
            <text:p text:style-name="P7"><text:span text:style-name="Code">to directory</text:span></text:p>
          </table:table-cell>
          <table:table-cell table:style-name="Table2.A2" office:value-type="string">
            <text:p text:style-name="P7">int64</text:p>
          </table:table-cell>
          <table:table-cell table:style-name="Table2.C2" office:value-type="string">
            <text:p text:style-name="P7">The node number (<text:span text:style-name="Code">ino_t</text:span>) for the entry's destination directory.</text:p>
          </table:table-cell>
        </table:table-row>
        <table:table-row>
          <table:table-cell table:style-name="Table2.A2" office:value-type="string">
            <text:p text:style-name="P7"><text:span text:style-name="Code">device</text:span></text:p>
          </table:table-cell>
          <table:table-cell table:style-name="Table2.A2" office:value-type="string">
            <text:p text:style-name="P7">int32</text:p>
          </table:table-cell>
          <table:table-cell table:style-name="Table2.C2" office:value-type="string">
            <text:p text:style-name="P7">The id (<text:span text:style-name="Code">dev_t</text:span>) of the volume on which the entry resides.</text:p>
          </table:table-cell>
        </table:table-row>
        <table:table-row>
          <table:table-cell table:style-name="Table2.A2" office:value-type="string">
            <text:p text:style-name="P7"><text:span text:style-name="Code">node</text:span></text:p>
          </table:table-cell>
          <table:table-cell table:style-name="Table2.A2" office:value-type="string">
            <text:p text:style-name="P7">int64</text:p>
          </table:table-cell>
          <table:table-cell table:style-name="Table2.C2" office:value-type="string">
            <text:p text:style-name="P7">The node number of the moved entry. This doesn't change even though the entry has moved.</text:p>
          </table:table-cell>
        </table:table-row>
      </table:table>
      <text:p text:style-name="P4"/>
      <text:p text:style-name="Quotations">Handling <text:span text:style-name="Code">B_ENTRY_MOVED</text:span> is almost the same as <text:span text:style-name="Code">B_ENTRY_CREATED</text:span> except for the changes in directory field names.</text:p>
      <text:h text:style-name="Heading_20_3" text:outline-level="3">Opcode B_STAT_CHANGED</text:h>
      <text:p text:style-name="Standard">Conditions for receiving:</text:p>
      <text:list xml:id="list707515988" text:continue-numbering="true" text:style-name="L1">
        <text:list-item>
          <text:p text:style-name="P9"><text:span text:style-name="Code">B_WATCH_STAT</text:span> on the node itself</text:p>
        </text:list-item>
      </text:list>
      <text:p text:style-name="Standard"/>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Field</text:p>
            </table:table-cell>
            <table:table-cell table:style-name="Table3.A1" office:value-type="string">
              <text:p text:style-name="Table_20_Heading">Type</text:p>
            </table:table-cell>
            <table:table-cell table:style-name="Table3.C1" office:value-type="string">
              <text:p text:style-name="Table_20_Heading">Description</text:p>
            </table:table-cell>
          </table:table-row>
        </table:table-header-rows>
        <table:table-row>
          <table:table-cell table:style-name="Table3.A2" office:value-type="string">
            <text:p text:style-name="P7"><text:span text:style-name="Code">device</text:span></text:p>
          </table:table-cell>
          <table:table-cell table:style-name="Table3.A2" office:value-type="string">
            <text:p text:style-name="P7">int32</text:p>
          </table:table-cell>
          <table:table-cell table:style-name="Table3.C2" office:value-type="string">
            <text:p text:style-name="P7">The id (<text:span text:style-name="Code">dev_t</text:span>) of the volume on which the entry resides.</text:p>
          </table:table-cell>
        </table:table-row>
        <table:table-row>
          <table:table-cell table:style-name="Table3.A2" office:value-type="string">
            <text:p text:style-name="P7"><text:span text:style-name="Code">node</text:span></text:p>
          </table:table-cell>
          <table:table-cell table:style-name="Table3.A2" office:value-type="string">
            <text:p text:style-name="P7">int64</text:p>
          </table:table-cell>
          <table:table-cell table:style-name="Table3.C2" office:value-type="string">
            <text:p text:style-name="P7">The node number of the entry.</text:p>
          </table:table-cell>
        </table:table-row>
      </table:table>
      <text:p text:style-name="Quotations"/>
      <text:h text:style-name="Heading_20_3" text:outline-level="3"><text:soft-page-break/>Opcode B_ATTR_CHANGED</text:h>
      <text:p text:style-name="Standard">Conditions for receiving:</text:p>
      <text:list xml:id="list1045893505" text:continue-numbering="true" text:style-name="L1">
        <text:list-item>
          <text:p text:style-name="P9"><text:span text:style-name="Code">B_WATCH_ATTR</text:span> on the node itself</text:p>
        </text:list-item>
      </text:list>
      <text:p text:style-name="Standard"/>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Field</text:p>
            </table:table-cell>
            <table:table-cell table:style-name="Table4.A1" office:value-type="string">
              <text:p text:style-name="Table_20_Heading">Type</text:p>
            </table:table-cell>
            <table:table-cell table:style-name="Table4.C1" office:value-type="string">
              <text:p text:style-name="Table_20_Heading">Description</text:p>
            </table:table-cell>
          </table:table-row>
        </table:table-header-rows>
        <table:table-row>
          <table:table-cell table:style-name="Table4.A2" office:value-type="string">
            <text:p text:style-name="P7"><text:span text:style-name="Code">device</text:span></text:p>
          </table:table-cell>
          <table:table-cell table:style-name="Table4.A2" office:value-type="string">
            <text:p text:style-name="P7">int32</text:p>
          </table:table-cell>
          <table:table-cell table:style-name="Table4.C2" office:value-type="string">
            <text:p text:style-name="P7">The id (<text:span text:style-name="Code">dev_t</text:span>) of the volume on which the entry resides.</text:p>
          </table:table-cell>
        </table:table-row>
        <table:table-row>
          <table:table-cell table:style-name="Table4.A2" office:value-type="string">
            <text:p text:style-name="P7"><text:span text:style-name="Code">node</text:span></text:p>
          </table:table-cell>
          <table:table-cell table:style-name="Table4.A2" office:value-type="string">
            <text:p text:style-name="P7">int64</text:p>
          </table:table-cell>
          <table:table-cell table:style-name="Table4.C2" office:value-type="string">
            <text:p text:style-name="P7">The node number of the entry.</text:p>
          </table:table-cell>
        </table:table-row>
      </table:table>
      <text:p text:style-name="P4"/>
      <text:p text:style-name="P8">Changes in <text:span text:style-name="Code">stat</text:span> data are as big of a pain to handle as entry removals and for the same reason: having to stash away <text:span text:style-name="Code">node_refs</text:span>. The Be Book even recommends storing away a copy of each entry's <text:span text:style-name="Code">stat</text:span> data, too, which wouldn't be a bad idea as long as you're careful about memory usage. Handling attribute changes are pretty much the same thing.</text:p>
      <text:h text:style-name="Heading_20_3" text:outline-level="3">Opcode B_DEVICE_MOUNTED</text:h>
      <text:p text:style-name="Standard">Conditions for receiving:</text:p>
      <text:list xml:id="list886308393" text:continue-numbering="true" text:style-name="L1">
        <text:list-item>
          <text:p text:style-name="P9"><text:span text:style-name="Code">B_WATCH_MOUNT</text:span> flag used with <text:span text:style-name="Code">watch_node()</text:span>.</text:p>
        </text:list-item>
      </text:list>
      <text:p text:style-name="Standard"/>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Field</text:p>
            </table:table-cell>
            <table:table-cell table:style-name="Table5.A1" office:value-type="string">
              <text:p text:style-name="Table_20_Heading">Type</text:p>
            </table:table-cell>
            <table:table-cell table:style-name="Table5.C1" office:value-type="string">
              <text:p text:style-name="Table_20_Heading">Description</text:p>
            </table:table-cell>
          </table:table-row>
        </table:table-header-rows>
        <table:table-row>
          <table:table-cell table:style-name="Table5.A2" office:value-type="string">
            <text:p text:style-name="P7"><text:span text:style-name="Code">device</text:span></text:p>
          </table:table-cell>
          <table:table-cell table:style-name="Table5.A2" office:value-type="string">
            <text:p text:style-name="P7">int32</text:p>
          </table:table-cell>
          <table:table-cell table:style-name="Table5.C2" office:value-type="string">
            <text:p text:style-name="P7">The id (dev_t) of the volume on which the new volume's mount point resides</text:p>
          </table:table-cell>
        </table:table-row>
        <table:table-row>
          <table:table-cell table:style-name="Table5.A2" office:value-type="string">
            <text:p text:style-name="P7"><text:span text:style-name="Code">new device</text:span></text:p>
          </table:table-cell>
          <table:table-cell table:style-name="Table5.A2" office:value-type="string">
            <text:p text:style-name="P7">int32</text:p>
          </table:table-cell>
          <table:table-cell table:style-name="Table5.C2" office:value-type="string">
            <text:p text:style-name="P7">The id (dev_t) of the new volume.</text:p>
          </table:table-cell>
        </table:table-row>
        <table:table-row>
          <table:table-cell table:style-name="Table5.A2" office:value-type="string">
            <text:p text:style-name="P7"><text:span text:style-name="Code">node</text:span></text:p>
          </table:table-cell>
          <table:table-cell table:style-name="Table5.A2" office:value-type="string">
            <text:p text:style-name="P7">int64</text:p>
          </table:table-cell>
          <table:table-cell table:style-name="Table5.C2" office:value-type="string">
            <text:p text:style-name="P7">The node number of the entry.</text:p>
          </table:table-cell>
        </table:table-row>
      </table:table>
      <text:h text:style-name="P11" text:outline-level="3">Opcode B_DEVICE_UNMOUNTED</text:h>
      <text:p text:style-name="Standard">Conditions for receiving:</text:p>
      <text:list xml:id="list2113753401" text:continue-numbering="true" text:style-name="L1">
        <text:list-item>
          <text:p text:style-name="P9"><text:span text:style-name="Code">B_WATCH_MOUNT</text:span> flag used with <text:span text:style-name="Code">watch_node()</text:span>.</text:p>
        </text:list-item>
      </text:list>
      <text:p text:style-name="P4"/>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7"><text:span text:style-name="Code">device</text:span></text:p>
            </table:table-cell>
            <table:table-cell table:style-name="Table6.A1" office:value-type="string">
              <text:p text:style-name="P7">int32</text:p>
            </table:table-cell>
            <table:table-cell table:style-name="Table6.C1" office:value-type="string">
              <text:p text:style-name="P7">The id (dev_t) of the former volume.</text:p>
            </table:table-cell>
          </table:table-row>
        </table:table-header-rows>
      </table:table>
      <text:p text:style-name="P4"/>
      <text:p text:style-name="Quotations">Volume-related notifications don't require very much effort, thankfully. Do be aware that <text:span text:style-name="Code">dev_t</text:span> numbers are apparently recycled fairly often, but the only time you'll ever need it is if you've been tracking volumes and keeping a copy of each volume's <text:span text:style-name="Code">dev_t</text:span> identifier stored away somewhere.</text:p>
      <text:h text:style-name="Heading_20_2" text:outline-level="2">Handling Update Messages</text:h>
      <text:p text:style-name="P4">At this point you may be wondering how all of these messages fit together or how to use them in your own programs. The work itself isn't very difficult, but it can be tedious. The way node monitoring fits into your program largely depends on what kind of program you're writing and the purpose for which you want notifications. If you are working on a file manager of some kind, you'll probably be monitoring everything, including volume-related events. This is definitely the more complicated scenario. More likely, though, you'll just be monitoring the node for a document your program is editing, in which case your job is <text:soft-page-break/>relatively easy. We'll be looking at the simpler of the two cases since the file manager scenario is very implementation-specific and is just an extension of the other.</text:p>
      <text:p text:style-name="P4"/>
      <text:p text:style-name="P4">Let's say for this instance that we are writing a simple text editor. Architecturally, we'll say that each actual document is encapsulated by a Document class and <text:span text:style-name="T6">B</text:span>View subclass has been created for the editor, predictably called DocumentEditor. What we wish to accomplish with node monitoring is to be informed of outside changes to the document currently being edited.</text:p>
      <text:p text:style-name="P4"/>
      <text:p text:style-name="P4">The changes we will need to handle in this case are removal, moving, and <text:span text:style-name="Code">stat</text:span> changes. It's possible to merely ignore removals, but we want to ensure that the user's data is kept safe – if the user didn't have any changes made and closed the window, the contents of the document stored on the disk and in memory would be lost, potentially leading to frustration and gnashing of teeth. It would be better to ask if the user wishes to re-save the document.</text:p>
      <text:h text:style-name="Heading_20_4" text:outline-level="4">Setup Before Watching Files</text:h>
      <text:p text:style-name="P4">The removal and <text:span text:style-name="Code">stat</text:span> notifications received from the node monitor only have enough information for creating <text:span text:style-name="Code">node_ref</text:span> structures, so our document class will need to store a <text:span text:style-name="Code">stat</text:span> structure and a <text:span text:style-name="Code">node_ref</text:span>. The Document class could look something like this:</text:p>
      <text:p text:style-name="P4"/>
      <text:p text:style-name="CodeBlock"><text:span text:style-name="comment1_5f_cpp">#include &lt;Node.h&gt;</text:span></text:p>
      <text:p text:style-name="CodeBlock"><text:span text:style-name="comment1_5f_cpp">#include &lt;sys/stat.h&gt;</text:span></text:p>
      <text:p text:style-name="CodeBlock"/>
      <text:p text:style-name="CodeBlock"><text:span text:style-name="keyword1_5f_cpp">class</text:span> Document</text:p>
      <text:p text:style-name="CodeBlock"><text:span text:style-name="symbol0_5f_cpp">{</text:span></text:p>
      <text:p text:style-name="CodeBlock"><text:span text:style-name="keyword1_5f_cpp">public</text:span><text:span text:style-name="symbol4_5f_cpp">:</text:span></text:p>
      <text:p text:style-name="CodeBlock"><text:tab/><text:tab/><text:tab/>Document<text:span text:style-name="symbol0_5f_cpp">(</text:span><text:span text:style-name="keyword3_5f_cpp">const</text:span> <text:span text:style-name="keyword3_5f_cpp">char</text:span> <text:span text:style-name="symbol2_5f_cpp">*</text:span>path<text:span text:style-name="symbol0_5f_cpp">)</text:span><text:span text:style-name="symbol4_5f_cpp">;</text:span></text:p>
      <text:p text:style-name="CodeBlock"><text:tab/><text:tab/><text:tab/>~Document<text:span text:style-name="symbol0_5f_cpp">(</text:span><text:span text:style-name="keyword3_5f_cpp">void</text:span><text:span text:style-name="symbol0_5f_cpp">)</text:span><text:span text:style-name="symbol4_5f_cpp">;</text:span></text:p>
      <text:p text:style-name="CodeBlock"><text:tab/></text:p>
      <text:p text:style-name="CodeBlock"><text:tab/><text:span text:style-name="keyword3_5f_cpp">const</text:span> <text:span text:style-name="keyword3_5f_cpp">char</text:span> <text:span text:style-name="symbol2_5f_cpp">*</text:span>GetName<text:span text:style-name="symbol0_5f_cpp">(</text:span><text:span text:style-name="keyword3_5f_cpp">void</text:span><text:span text:style-name="symbol0_5f_cpp">)</text:span> <text:span text:style-name="keyword3_5f_cpp">const</text:span><text:span text:style-name="symbol4_5f_cpp">;</text:span></text:p>
      <text:p text:style-name="CodeBlock"><text:tab/></text:p>
      <text:p text:style-name="CodeBlock"><text:tab/>status_t<text:tab/>Load<text:span text:style-name="symbol0_5f_cpp">(</text:span><text:span text:style-name="keyword3_5f_cpp">const</text:span> <text:span text:style-name="keyword3_5f_cpp">char</text:span> <text:span text:style-name="symbol2_5f_cpp">*</text:span>path<text:span text:style-name="symbol0_5f_cpp">)</text:span><text:span text:style-name="symbol4_5f_cpp">;</text:span></text:p>
      <text:p text:style-name="CodeBlock"><text:tab/><text:span text:style-name="keyword3_5f_cpp">void</text:span><text:tab/><text:tab/>NodeMoved<text:span text:style-name="symbol0_5f_cpp">(</text:span><text:span text:style-name="keyword3_5f_cpp">const</text:span> entry_ref <text:span text:style-name="symbol3_5f_cpp">&amp;</text:span>ref<text:span text:style-name="symbol0_5f_cpp">)</text:span><text:span text:style-name="symbol4_5f_cpp">;</text:span></text:p>
      <text:p text:style-name="CodeBlock"><text:tab/></text:p>
      <text:p text:style-name="CodeBlock"><text:tab/>node_ref<text:tab/>GetNodeRef<text:span text:style-name="symbol0_5f_cpp">(</text:span><text:span text:style-name="keyword3_5f_cpp">void</text:span><text:span text:style-name="symbol0_5f_cpp">)</text:span> <text:span text:style-name="keyword3_5f_cpp">const</text:span><text:span text:style-name="symbol4_5f_cpp">;</text:span></text:p>
      <text:p text:style-name="CodeBlock"><text:tab/>entry_ref<text:tab/>GetRef<text:span text:style-name="symbol0_5f_cpp">(</text:span><text:span text:style-name="keyword3_5f_cpp">void</text:span><text:span text:style-name="symbol0_5f_cpp">)</text:span> <text:span text:style-name="keyword3_5f_cpp">const</text:span><text:span text:style-name="symbol4_5f_cpp">;</text:span></text:p>
      <text:p text:style-name="CodeBlock"><text:tab/><text:span text:style-name="keyword3_5f_cpp">struct</text:span> stat<text:tab/>GetStatData<text:span text:style-name="symbol0_5f_cpp">(</text:span><text:span text:style-name="keyword3_5f_cpp">void</text:span><text:span text:style-name="symbol0_5f_cpp">)</text:span> <text:span text:style-name="keyword3_5f_cpp">const</text:span><text:span text:style-name="symbol4_5f_cpp">;</text:span></text:p>
      <text:p text:style-name="CodeBlock"><text:tab/></text:p>
      <text:p text:style-name="CodeBlock"><text:tab/><text:span text:style-name="comment0_5f_cpp">// various methods here</text:span></text:p>
      <text:p text:style-name="CodeBlock"/>
      <text:p text:style-name="CodeBlock"><text:span text:style-name="keyword1_5f_cpp">private</text:span><text:span text:style-name="symbol4_5f_cpp">:</text:span></text:p>
      <text:p text:style-name="CodeBlock"><text:tab/>entry_ref<text:tab/>fRef<text:span text:style-name="symbol4_5f_cpp">;</text:span></text:p>
      <text:p text:style-name="CodeBlock"><text:tab/>node_ref<text:tab/>fNodeRef<text:span text:style-name="symbol4_5f_cpp">;</text:span></text:p>
      <text:p text:style-name="CodeBlock"><text:tab/><text:span text:style-name="keyword3_5f_cpp">struct</text:span> stat<text:tab/>fStatData<text:span text:style-name="symbol4_5f_cpp">;</text:span></text:p>
      <text:p text:style-name="CodeBlock"><text:tab/></text:p>
      <text:p text:style-name="CodeBlock"><text:tab/><text:span text:style-name="comment0_5f_cpp">// More document-related properties here<text:line-break/>};</text:span></text:p>
      <text:p text:style-name="P5"/>
      <text:p text:style-name="P5">Keeping an <text:span text:style-name="Code">entry_ref</text:span> around is a cheap way of storing the location of the document without using a file descriptor. <text:span text:style-name="Code">fNodeRef</text:span> and <text:span text:style-name="Code">fStatData</text:span> are kept around for node monitoring purposes. The <text:span text:style-name="Code">Load()</text:span> method will need to set these properties if everything else about the document has been successful. <text:span text:style-name="Code">NodeMoved()</text:span> is necessary because the owning DocumentEditor instance will receive the notifications from the Node Monitor and will need to pass on information so that in the event that the user – or something else, for that matter – moves the file while it is open, the editor doesn't try to save the document in the old location. </text:p>
      <text:p text:style-name="P5"><text:soft-page-break/></text:p>
      <text:p text:style-name="P5">The <text:span text:style-name="Code">Load()</text:span> method could look something like this:</text:p>
      <text:p text:style-name="P5"/>
      <text:p text:style-name="CodeBlock">Document<text:span text:style-name="symbol4_5f_cpp">::</text:span><text:span text:style-name="member1_5f_cpp">Load</text:span><text:span text:style-name="symbol0_5f_cpp">(</text:span><text:span text:style-name="keyword3_5f_cpp">const</text:span> <text:span text:style-name="keyword3_5f_cpp">char</text:span> <text:span text:style-name="symbol2_5f_cpp">*</text:span>path<text:span text:style-name="symbol0_5f_cpp">)</text:span></text:p>
      <text:p text:style-name="CodeBlock"><text:span text:style-name="symbol0_5f_cpp">{</text:span></text:p>
      <text:p text:style-name="CodeBlock"><text:tab/>BFile <text:span text:style-name="keyword3_5f_cpp">file</text:span><text:span text:style-name="symbol0_5f_cpp">(</text:span>path, B_READ_ONLY<text:span text:style-name="symbol0_5f_cpp">)</text:span><text:span text:style-name="symbol4_5f_cpp">;</text:span></text:p>
      <text:p text:style-name="CodeBlock"><text:tab/><text:span text:style-name="keyword0_5f_cpp">if</text:span> <text:span text:style-name="symbol0_5f_cpp">(</text:span><text:span text:style-name="keyword3_5f_cpp">file</text:span>.<text:span text:style-name="member0_5f_cpp">InitCheck</text:span><text:span text:style-name="symbol0_5f_cpp">()</text:span> <text:span text:style-name="symbol3_5f_cpp">!</text:span><text:span text:style-name="symbol1_5f_cpp">=</text:span> B_OK<text:span text:style-name="symbol0_5f_cpp">)</text:span></text:p>
      <text:p text:style-name="CodeBlock"><text:tab/><text:tab/><text:span text:style-name="keyword0_5f_cpp">return</text:span> <text:span text:style-name="keyword3_5f_cpp">file</text:span>.<text:span text:style-name="member0_5f_cpp">InitCheck</text:span><text:span text:style-name="symbol0_5f_cpp">()</text:span><text:span text:style-name="symbol4_5f_cpp">;</text:span></text:p>
      <text:p text:style-name="CodeBlock"><text:tab/></text:p>
      <text:p text:style-name="CodeBlock"><text:tab/><text:span text:style-name="comment0_5f_cpp">// A bunch of data loading muck goes here. Nothing to see here.</text:span></text:p>
      <text:p text:style-name="CodeBlock"><text:tab/><text:span text:style-name="comment0_5f_cpp">// Move along, now. ;-)</text:span></text:p>
      <text:p text:style-name="CodeBlock"><text:tab/></text:p>
      <text:p text:style-name="CodeBlock"><text:tab/><text:span text:style-name="comment0_5f_cpp">// Assuming that everything went well in loading the document,</text:span></text:p>
      <text:p text:style-name="CodeBlock"><text:tab/><text:span text:style-name="comment0_5f_cpp">// let's save the info about the file on the disk.</text:span></text:p>
      <text:p text:style-name="CodeBlock"><text:tab/>BEntry entry<text:span text:style-name="symbol0_5f_cpp">(</text:span>path<text:span text:style-name="symbol0_5f_cpp">)</text:span><text:span text:style-name="symbol4_5f_cpp">;</text:span></text:p>
      <text:p text:style-name="CodeBlock"><text:tab/>entry.<text:span text:style-name="member0_5f_cpp">GetRef</text:span><text:span text:style-name="symbol0_5f_cpp">(</text:span><text:span text:style-name="symbol3_5f_cpp">&amp;</text:span>fRef<text:span text:style-name="symbol0_5f_cpp">)</text:span><text:span text:style-name="symbol4_5f_cpp">;</text:span></text:p>
      <text:p text:style-name="CodeBlock"><text:tab/>entry.<text:span text:style-name="member0_5f_cpp">GetNodeRef</text:span><text:span text:style-name="symbol0_5f_cpp">(</text:span><text:span text:style-name="symbol3_5f_cpp">&amp;</text:span>fNodeRef<text:span text:style-name="symbol0_5f_cpp">)</text:span><text:span text:style-name="symbol4_5f_cpp">;</text:span></text:p>
      <text:p text:style-name="CodeBlock"><text:tab/>entry.<text:span text:style-name="member0_5f_cpp">GetStat</text:span><text:span text:style-name="symbol0_5f_cpp">(</text:span><text:span text:style-name="symbol3_5f_cpp">&amp;</text:span>fStatData<text:span text:style-name="symbol0_5f_cpp">)</text:span><text:span text:style-name="symbol4_5f_cpp">;</text:span></text:p>
      <text:p text:style-name="CodeBlock"><text:span text:style-name="symbol0_5f_cpp">}</text:span></text:p>
      <text:p text:style-name="P5"/>
      <text:p text:style-name="P5">There! Now that the initial setup has been taken care of, we can move on to the DocumentEditor class. We'll just say that it has a <text:span text:style-name="Code">Load()</text:span> method, too.</text:p>
      <text:p text:style-name="P5"/>
      <text:p text:style-name="CodeBlock"><text:span text:style-name="comment1_5f_cpp">#include &lt;NodeMonitor.h&gt;</text:span></text:p>
      <text:p text:style-name="CodeBlock"/>
      <text:p text:style-name="CodeBlock">status_t</text:p>
      <text:p text:style-name="CodeBlock">DocumentEditor<text:span text:style-name="symbol4_5f_cpp">:::</text:span><text:span text:style-name="member1_5f_cpp">Load</text:span><text:span text:style-name="symbol0_5f_cpp">(</text:span><text:span text:style-name="keyword3_5f_cpp">const</text:span> <text:span text:style-name="keyword3_5f_cpp">char</text:span> <text:span text:style-name="symbol2_5f_cpp">*</text:span>path<text:span text:style-name="symbol0_5f_cpp">)</text:span></text:p>
      <text:p text:style-name="CodeBlock"><text:span text:style-name="symbol0_5f_cpp">{</text:span></text:p>
      <text:p text:style-name="CodeBlock"><text:tab/>status_t status <text:span text:style-name="symbol1_5f_cpp">=</text:span> fDocument.<text:span text:style-name="member0_5f_cpp">Load</text:span><text:span text:style-name="symbol0_5f_cpp">(</text:span>path<text:span text:style-name="symbol0_5f_cpp">)</text:span><text:span text:style-name="symbol4_5f_cpp">;</text:span></text:p>
      <text:p text:style-name="CodeBlock"><text:tab/><text:span text:style-name="keyword0_5f_cpp">if</text:span> <text:span text:style-name="symbol0_5f_cpp">(</text:span>status <text:span text:style-name="symbol3_5f_cpp">!</text:span><text:span text:style-name="symbol1_5f_cpp">=</text:span> B_OK<text:span text:style-name="symbol0_5f_cpp">)</text:span></text:p>
      <text:p text:style-name="CodeBlock"><text:tab/><text:tab/><text:span text:style-name="keyword0_5f_cpp">return</text:span> status<text:span text:style-name="symbol4_5f_cpp">;</text:span></text:p>
      <text:p text:style-name="CodeBlock"><text:tab/></text:p>
      <text:p text:style-name="CodeBlock"><text:tab/><text:span text:style-name="comment0_5f_cpp">// Document loaded OK, so set up node monitoring. BView inherits</text:span></text:p>
      <text:p text:style-name="CodeBlock"><text:tab/><text:span text:style-name="comment0_5f_cpp">// from BHandler, so this is an easy call.</text:span></text:p>
      <text:p text:style-name="CodeBlock"><text:tab/>node_ref nref <text:span text:style-name="symbol1_5f_cpp">=</text:span> fDocument.<text:span text:style-name="member0_5f_cpp">GetNodeRef</text:span><text:span text:style-name="symbol0_5f_cpp">()</text:span><text:span text:style-name="symbol4_5f_cpp">;</text:span></text:p>
      <text:p text:style-name="CodeBlock"><text:tab/>watch_node<text:span text:style-name="symbol0_5f_cpp">(</text:span><text:span text:style-name="symbol3_5f_cpp">&amp;</text:span>nref, B_WATCH_NAME <text:span text:style-name="symbol3_5f_cpp">|</text:span> B_WATCH_STAT, <text:span text:style-name="keyword2_5f_cpp">this</text:span><text:span text:style-name="symbol0_5f_cpp">)</text:span><text:span text:style-name="symbol4_5f_cpp">;</text:span> <text:line-break/><text:span text:style-name="symbol0_5f_cpp">}</text:span></text:p>
      <text:h text:style-name="Heading_20_4" text:outline-level="4">Fielding Update Messages</text:h>
      <text:p text:style-name="P5">With node monitoring now set up, all that is left is to tweak <text:span text:style-name="Code">MessageReceived()</text:span> to handle the update messages.</text:p>
      <text:p text:style-name="P5"/>
      <text:p text:style-name="CodeBlock">DocumentEditor<text:span text:style-name="symbol4_5f_cpp">::</text:span><text:span text:style-name="member1_5f_cpp">MessageReceived</text:span><text:span text:style-name="symbol0_5f_cpp">(</text:span>BMessage <text:span text:style-name="symbol2_5f_cpp">*</text:span>msg<text:span text:style-name="symbol0_5f_cpp">)</text:span></text:p>
      <text:p text:style-name="CodeBlock"><text:span text:style-name="symbol0_5f_cpp">{</text:span></text:p>
      <text:p text:style-name="CodeBlock"><text:tab/><text:span text:style-name="keyword0_5f_cpp">switch</text:span> <text:span text:style-name="symbol0_5f_cpp">(</text:span>msg<text:span text:style-name="symbol2_5f_cpp">-</text:span><text:span text:style-name="symbol1_5f_cpp">&gt;</text:span>what<text:span text:style-name="symbol0_5f_cpp">)</text:span></text:p>
      <text:p text:style-name="CodeBlock"><text:tab/><text:span text:style-name="symbol0_5f_cpp">{</text:span></text:p>
      <text:p text:style-name="CodeBlock"><text:tab/><text:tab/><text:span text:style-name="comment0_5f_cpp">// A bunch of other message-handling cases here</text:span></text:p>
      <text:p text:style-name="CodeBlock"><text:tab/><text:tab/></text:p>
      <text:p text:style-name="CodeBlock"><text:tab/><text:tab/><text:span text:style-name="keyword0_5f_cpp">case</text:span> B_NODE_MONITOR<text:span text:style-name="symbol4_5f_cpp">:</text:span><text:line-break/><text:tab/><text:tab/><text:span text:style-name="symbol0_5f_cpp">{</text:span></text:p>
      <text:p text:style-name="CodeBlock"><text:tab/><text:tab/><text:tab/><text:span text:style-name="comment0_5f_cpp">// We'll use a separate function to prevent making</text:span></text:p>
      <text:p text:style-name="CodeBlock"><text:tab/><text:tab/><text:tab/><text:span text:style-name="comment0_5f_cpp">// MessageReceived() any messier than it already tends</text:span></text:p>
      <text:p text:style-name="CodeBlock"><text:tab/><text:tab/><text:tab/><text:span text:style-name="comment0_5f_cpp">// to be.</text:span></text:p>
      <text:p text:style-name="CodeBlock"><text:tab/><text:tab/><text:tab/>HandleNodeMonitoring<text:span text:style-name="symbol0_5f_cpp">(</text:span>msg<text:span text:style-name="symbol0_5f_cpp">)</text:span><text:span text:style-name="symbol4_5f_cpp">;</text:span></text:p>
      <text:p text:style-name="CodeBlock"><text:tab/><text:tab/><text:tab/><text:span text:style-name="keyword0_5f_cpp">break</text:span><text:span text:style-name="symbol4_5f_cpp">;</text:span></text:p>
      <text:p text:style-name="CodeBlock"><text:tab/><text:tab/><text:span text:style-name="symbol0_5f_cpp">}</text:span></text:p>
      <text:p text:style-name="CodeBlock"><text:tab/><text:tab/><text:span text:style-name="keyword0_5f_cpp">default</text:span><text:span text:style-name="symbol4_5f_cpp">:</text:span></text:p>
      <text:p text:style-name="CodeBlock"><text:soft-page-break/><text:tab/><text:tab/><text:span text:style-name="symbol0_5f_cpp">{</text:span></text:p>
      <text:p text:style-name="CodeBlock"><text:tab/><text:tab/><text:tab/>BView<text:span text:style-name="symbol4_5f_cpp">::</text:span><text:span text:style-name="member1_5f_cpp">MessageReceived</text:span><text:span text:style-name="symbol0_5f_cpp">(</text:span>msg<text:span text:style-name="symbol0_5f_cpp">)</text:span><text:span text:style-name="symbol4_5f_cpp">;</text:span></text:p>
      <text:p text:style-name="CodeBlock"><text:tab/><text:tab/><text:tab/><text:span text:style-name="keyword0_5f_cpp">break</text:span><text:span text:style-name="symbol4_5f_cpp">;</text:span></text:p>
      <text:p text:style-name="CodeBlock"><text:tab/><text:tab/><text:span text:style-name="symbol0_5f_cpp">}</text:span></text:p>
      <text:p text:style-name="CodeBlock"><text:tab/><text:span text:style-name="symbol0_5f_cpp">}</text:span><text:line-break/><text:span text:style-name="symbol0_5f_cpp">}</text:span></text:p>
      <text:p text:style-name="CodeBlock"/>
      <text:p text:style-name="CodeBlock"/>
      <text:p text:style-name="CodeBlock"><text:span text:style-name="keyword3_5f_cpp">void</text:span></text:p>
      <text:p text:style-name="CodeBlock">DocumentEditor<text:span text:style-name="symbol4_5f_cpp">::</text:span><text:span text:style-name="member1_5f_cpp">HandleNodeMonitoring</text:span><text:span text:style-name="symbol0_5f_cpp">(</text:span>BMessage <text:span text:style-name="symbol2_5f_cpp">*</text:span>msg<text:span text:style-name="symbol0_5f_cpp">)</text:span></text:p>
      <text:p text:style-name="CodeBlock"><text:span text:style-name="symbol0_5f_cpp">{</text:span></text:p>
      <text:p text:style-name="CodeBlock"><text:tab/>int32 opcode<text:span text:style-name="symbol4_5f_cpp">;</text:span></text:p>
      <text:p text:style-name="CodeBlock"><text:tab/><text:span text:style-name="keyword0_5f_cpp">if</text:span> <text:span text:style-name="symbol0_5f_cpp">(</text:span>msg<text:span text:style-name="symbol2_5f_cpp">-</text:span><text:span text:style-name="symbol1_5f_cpp">&gt;</text:span>FindInt32<text:span text:style-name="symbol0_5f_cpp">(</text:span><text:span text:style-name="string_5f_cpp">"opcode"</text:span>, <text:span text:style-name="symbol3_5f_cpp">&amp;</text:span>opcode<text:span text:style-name="symbol0_5f_cpp">)</text:span> <text:span text:style-name="symbol3_5f_cpp">!</text:span><text:span text:style-name="symbol1_5f_cpp">=</text:span> B_OK<text:span text:style-name="symbol0_5f_cpp">)</text:span></text:p>
      <text:p text:style-name="CodeBlock"><text:tab/><text:tab/><text:span text:style-name="keyword0_5f_cpp">return</text:span><text:span text:style-name="symbol4_5f_cpp">;</text:span></text:p>
      <text:p text:style-name="CodeBlock"><text:tab/></text:p>
      <text:p text:style-name="CodeBlock"><text:tab/><text:span text:style-name="keyword0_5f_cpp">switch</text:span> <text:span text:style-name="symbol0_5f_cpp">(</text:span>opcode<text:span text:style-name="symbol0_5f_cpp">)</text:span><text:line-break/><text:tab/><text:span text:style-name="symbol0_5f_cpp">{</text:span></text:p>
      <text:p text:style-name="CodeBlock"><text:tab/><text:tab/><text:span text:style-name="keyword0_5f_cpp">case</text:span> B_ENTRY_REMOVED<text:span text:style-name="symbol4_5f_cpp">:</text:span><text:line-break/><text:tab/><text:tab/><text:span text:style-name="symbol0_5f_cpp">{</text:span></text:p>
      <text:p text:style-name="CodeBlock"><text:tab/><text:tab/><text:tab/><text:span text:style-name="comment0_5f_cpp">// Document has been lost on disk. Alert user.</text:span></text:p>
      <text:p text:style-name="CodeBlock"><text:tab/><text:tab/><text:tab/>BString errmsg<text:span text:style-name="symbol4_5f_cpp">;</text:span></text:p>
      <text:p text:style-name="CodeBlock"><text:tab/><text:tab/><text:tab/>errmsg <text:span text:style-name="symbol2_5f_cpp">+</text:span><text:span text:style-name="symbol1_5f_cpp">=</text:span> fDocument.<text:span text:style-name="member0_5f_cpp">GetName</text:span><text:span text:style-name="symbol0_5f_cpp">()</text:span><text:span text:style-name="symbol4_5f_cpp">;</text:span></text:p>
      <text:p text:style-name="CodeBlock"><text:tab/><text:tab/><text:tab/>errmsg <text:span text:style-name="symbol1_5f_cpp">&lt;&lt;</text:span> <text:span text:style-name="string_5f_cpp">" has been deleted on the disk. Do you wish "</text:span></text:p>
      <text:p text:style-name="CodeBlock"><text:tab/><text:tab/><text:tab/><text:tab/><text:span text:style-name="symbol1_5f_cpp">&lt;&lt;</text:span> <text:span text:style-name="string_5f_cpp">"to re-save it to prevent data loss?"</text:span><text:span text:style-name="symbol4_5f_cpp">;</text:span></text:p>
      <text:p text:style-name="CodeBlock"><text:tab/><text:tab/><text:tab/>BAlert <text:span text:style-name="symbol2_5f_cpp">*</text:span>alert <text:span text:style-name="symbol1_5f_cpp">=</text:span> <text:span text:style-name="keyword2_5f_cpp">new</text:span> BAlert<text:span text:style-name="symbol0_5f_cpp">(</text:span><text:span text:style-name="string_5f_cpp">"MyCoolEditor"</text:span>,</text:p>
      <text:p text:style-name="CodeBlock"><text:tab/><text:tab/><text:tab/><text:tab/><text:tab/><text:tab/><text:tab/><text:tab/>errmsg.<text:span text:style-name="member0_5f_cpp">String</text:span><text:span text:style-name="symbol0_5f_cpp">()</text:span>,</text:p>
      <text:p text:style-name="CodeBlock"><text:tab/><text:tab/><text:tab/><text:tab/><text:tab/><text:tab/><text:tab/><text:tab/><text:span text:style-name="string_5f_cpp">"No"</text:span>, <text:span text:style-name="string_5f_cpp">"Yes"</text:span><text:span text:style-name="symbol0_5f_cpp">)</text:span><text:span text:style-name="symbol4_5f_cpp">;</text:span></text:p>
      <text:p text:style-name="CodeBlock"><text:tab/><text:tab/><text:tab/><text:span text:style-name="keyword0_5f_cpp">if</text:span> <text:span text:style-name="symbol0_5f_cpp">(</text:span>alert<text:span text:style-name="symbol2_5f_cpp">-</text:span><text:span text:style-name="symbol1_5f_cpp">&gt;</text:span>Go<text:span text:style-name="symbol0_5f_cpp">()</text:span> <text:span text:style-name="symbol1_5f_cpp">==</text:span> <text:span text:style-name="number_5f_cpp">1</text:span><text:span text:style-name="symbol0_5f_cpp">)</text:span></text:p>
      <text:p text:style-name="CodeBlock"><text:tab/><text:tab/><text:tab/><text:tab/>fDocument.<text:span text:style-name="member0_5f_cpp">Save</text:span><text:span text:style-name="symbol0_5f_cpp">()</text:span><text:span text:style-name="symbol4_5f_cpp">;</text:span></text:p>
      <text:p text:style-name="CodeBlock"><text:tab/><text:tab/><text:tab/><text:span text:style-name="keyword0_5f_cpp">break</text:span><text:span text:style-name="symbol4_5f_cpp">;</text:span></text:p>
      <text:p text:style-name="CodeBlock"><text:tab/><text:tab/><text:span text:style-name="symbol0_5f_cpp">}</text:span></text:p>
      <text:p text:style-name="CodeBlock"><text:tab/><text:tab/><text:span text:style-name="keyword0_5f_cpp">case</text:span> B_ENTRY_MOVED<text:span text:style-name="symbol4_5f_cpp">:</text:span></text:p>
      <text:p text:style-name="CodeBlock"><text:tab/><text:tab/><text:span text:style-name="symbol0_5f_cpp">{</text:span></text:p>
      <text:p text:style-name="CodeBlock"><text:tab/><text:tab/><text:tab/>dev_t device<text:span text:style-name="symbol4_5f_cpp">;</text:span></text:p>
      <text:p text:style-name="CodeBlock"><text:tab/><text:tab/><text:tab/>ino_t destDir<text:span text:style-name="symbol4_5f_cpp">;</text:span></text:p>
      <text:p text:style-name="CodeBlock"><text:tab/><text:tab/><text:tab/>BString name<text:span text:style-name="symbol4_5f_cpp">;</text:span></text:p>
      <text:p text:style-name="CodeBlock"><text:tab/><text:tab/><text:tab/><text:span text:style-name="keyword0_5f_cpp">if</text:span> <text:span text:style-name="symbol0_5f_cpp">(</text:span>msg<text:span text:style-name="symbol2_5f_cpp">-</text:span><text:span text:style-name="symbol1_5f_cpp">&gt;</text:span>FindInt64<text:span text:style-name="symbol0_5f_cpp">(</text:span><text:span text:style-name="string_5f_cpp">"to directory"</text:span>, <text:span text:style-name="symbol3_5f_cpp">&amp;</text:span>destDir<text:span text:style-name="symbol0_5f_cpp">)</text:span> <text:span text:style-name="symbol1_5f_cpp">==</text:span> B_OK <text:span text:style-name="symbol3_5f_cpp">&amp;&amp;</text:span></text:p>
      <text:p text:style-name="CodeBlock"><text:tab/><text:tab/><text:tab/><text:tab/>msg<text:span text:style-name="symbol2_5f_cpp">-</text:span><text:span text:style-name="symbol1_5f_cpp">&gt;</text:span>FindInt32<text:span text:style-name="symbol0_5f_cpp">(</text:span><text:span text:style-name="string_5f_cpp">"device"</text:span>, <text:span text:style-name="symbol3_5f_cpp">&amp;</text:span>device<text:span text:style-name="symbol0_5f_cpp">)</text:span> <text:span text:style-name="symbol1_5f_cpp">==</text:span> B_OK<text:span text:style-name="symbol0_5f_cpp">)</text:span> <text:span text:style-name="symbol3_5f_cpp">&amp;&amp;</text:span></text:p>
      <text:p text:style-name="CodeBlock"><text:tab/><text:tab/><text:tab/><text:tab/>msg<text:span text:style-name="symbol2_5f_cpp">-</text:span><text:span text:style-name="symbol1_5f_cpp">&gt;</text:span>FindString<text:span text:style-name="symbol0_5f_cpp">(</text:span><text:span text:style-name="string_5f_cpp">"name"</text:span>, <text:span text:style-name="symbol3_5f_cpp">&amp;</text:span>name<text:span text:style-name="symbol0_5f_cpp">)</text:span> <text:span text:style-name="symbol1_5f_cpp">==</text:span> B_OK<text:span text:style-name="symbol0_5f_cpp">)</text:span></text:p>
      <text:p text:style-name="CodeBlock"><text:tab/><text:tab/><text:tab/><text:span text:style-name="symbol0_5f_cpp">{</text:span></text:p>
      <text:p text:style-name="CodeBlock"><text:tab/><text:tab/><text:tab/><text:tab/>entry_ref newRef<text:span text:style-name="symbol4_5f_cpp">;</text:span></text:p>
      <text:p text:style-name="CodeBlock"><text:tab/><text:tab/><text:tab/><text:tab/>newRef.<text:span text:style-name="member0_5f_cpp">setname</text:span><text:span text:style-name="symbol0_5f_cpp">(</text:span>name.<text:span text:style-name="member0_5f_cpp">String</text:span><text:span text:style-name="symbol0_5f_cpp">())</text:span><text:span text:style-name="symbol4_5f_cpp">;</text:span></text:p>
      <text:p text:style-name="CodeBlock"><text:tab/><text:tab/><text:tab/><text:tab/>newRef.<text:span text:style-name="member0_5f_cpp">device</text:span> <text:span text:style-name="symbol1_5f_cpp">=</text:span> device<text:span text:style-name="symbol4_5f_cpp">;</text:span></text:p>
      <text:p text:style-name="CodeBlock"><text:tab/><text:tab/><text:tab/><text:tab/>newRef.<text:span text:style-name="member0_5f_cpp">dir</text:span> <text:span text:style-name="symbol1_5f_cpp">=</text:span> destDir<text:span text:style-name="symbol4_5f_cpp">;</text:span></text:p>
      <text:p text:style-name="CodeBlock"><text:tab/><text:tab/><text:tab/><text:tab/>fDocument.<text:span text:style-name="member0_5f_cpp">NodeMoved</text:span><text:span text:style-name="symbol0_5f_cpp">(</text:span>ref<text:span text:style-name="symbol0_5f_cpp">)</text:span><text:span text:style-name="symbol4_5f_cpp">;</text:span></text:p>
      <text:p text:style-name="CodeBlock"><text:tab/><text:tab/><text:tab/><text:span text:style-name="symbol0_5f_cpp">}</text:span></text:p>
      <text:p text:style-name="CodeBlock"><text:tab/><text:tab/><text:tab/><text:span text:style-name="keyword0_5f_cpp">break</text:span><text:span text:style-name="symbol4_5f_cpp">;</text:span></text:p>
      <text:p text:style-name="CodeBlock"><text:tab/><text:tab/><text:span text:style-name="symbol0_5f_cpp">}</text:span></text:p>
      <text:p text:style-name="CodeBlock"><text:tab/><text:tab/><text:span text:style-name="keyword0_5f_cpp">case</text:span> B_STAT_CHANGED<text:span text:style-name="symbol4_5f_cpp">:</text:span></text:p>
      <text:p text:style-name="CodeBlock"><text:tab/><text:tab/><text:span text:style-name="symbol0_5f_cpp">{</text:span></text:p>
      <text:p text:style-name="CodeBlock"><text:tab/><text:tab/><text:tab/><text:span text:style-name="comment0_5f_cpp">// Check to see what has changed. We'll ignore (for now)</text:span></text:p>
      <text:p text:style-name="CodeBlock"><text:tab/><text:tab/><text:tab/><text:span text:style-name="comment0_5f_cpp">// changes in permissions, but a change in</text:span></text:p>
      <text:p text:style-name="CodeBlock"><text:tab/><text:tab/><text:tab/><text:span text:style-name="comment0_5f_cpp">// modification time means the file has changed, in which</text:span></text:p>
      <text:p text:style-name="CodeBlock"><text:tab/><text:tab/><text:tab/><text:span text:style-name="comment0_5f_cpp">// case we'll ask about reloading from disk.</text:span></text:p>
      <text:p text:style-name="CodeBlock"><text:tab/><text:tab/><text:tab/><text:span text:style-name="keyword3_5f_cpp">struct</text:span> stat oldStat <text:span text:style-name="symbol1_5f_cpp">=</text:span> fDocument.<text:span text:style-name="member0_5f_cpp">GetStatData</text:span><text:span text:style-name="symbol0_5f_cpp">()</text:span><text:span text:style-name="symbol4_5f_cpp">;</text:span></text:p>
      <text:p text:style-name="CodeBlock"><text:tab/><text:tab/><text:tab/></text:p>
      <text:p text:style-name="CodeBlock"><text:tab/><text:tab/><text:tab/><text:span text:style-name="keyword3_5f_cpp">struct</text:span> stat newStat<text:span text:style-name="symbol4_5f_cpp">;</text:span></text:p>
      <text:p text:style-name="CodeBlock"><text:tab/><text:tab/><text:tab/>entry_ref ref <text:span text:style-name="symbol1_5f_cpp">=</text:span> fDocument.<text:span text:style-name="member0_5f_cpp">GetRef</text:span><text:span text:style-name="symbol0_5f_cpp">()</text:span><text:span text:style-name="symbol4_5f_cpp">;</text:span></text:p>
      <text:p text:style-name="CodeBlock"><text:tab/><text:tab/><text:tab/>BFile <text:span text:style-name="keyword3_5f_cpp">file</text:span><text:span text:style-name="symbol0_5f_cpp">(</text:span><text:span text:style-name="symbol3_5f_cpp">&amp;</text:span>ref<text:span text:style-name="symbol0_5f_cpp">)</text:span><text:span text:style-name="symbol4_5f_cpp">;</text:span></text:p>
      <text:p text:style-name="CodeBlock"><text:soft-page-break/><text:tab/><text:tab/><text:tab/><text:span text:style-name="keyword3_5f_cpp">file</text:span>.<text:span text:style-name="member0_5f_cpp">GetStat</text:span><text:span text:style-name="symbol0_5f_cpp">(</text:span><text:span text:style-name="symbol3_5f_cpp">&amp;</text:span>newStat<text:span text:style-name="symbol0_5f_cpp">)</text:span><text:span text:style-name="symbol4_5f_cpp">;</text:span></text:p>
      <text:p text:style-name="CodeBlock"><text:tab/><text:tab/><text:tab/><text:span text:style-name="keyword0_5f_cpp">if</text:span> <text:span text:style-name="symbol0_5f_cpp">(</text:span>newStat.<text:span text:style-name="member0_5f_cpp">st_mtime</text:span> <text:span text:style-name="symbol3_5f_cpp">!</text:span><text:span text:style-name="symbol1_5f_cpp">=</text:span> oldStat.<text:span text:style-name="member0_5f_cpp">st_mtime</text:span><text:span text:style-name="symbol0_5f_cpp">)</text:span></text:p>
      <text:p text:style-name="CodeBlock"><text:tab/><text:tab/><text:tab/><text:span text:style-name="symbol0_5f_cpp">{</text:span></text:p>
      <text:p text:style-name="CodeBlock"><text:tab/><text:tab/><text:tab/><text:tab/>BString errmsg<text:span text:style-name="symbol4_5f_cpp">;</text:span></text:p>
      <text:p text:style-name="CodeBlock"><text:tab/><text:tab/><text:tab/><text:tab/>errmsg <text:span text:style-name="symbol2_5f_cpp">+</text:span><text:span text:style-name="symbol1_5f_cpp">=</text:span> fDocument.<text:span text:style-name="member0_5f_cpp">GetName</text:span><text:span text:style-name="symbol0_5f_cpp">()</text:span><text:span text:style-name="symbol4_5f_cpp">;</text:span></text:p>
      <text:p text:style-name="CodeBlock"><text:tab/><text:tab/><text:tab/><text:tab/>errmsg <text:span text:style-name="symbol1_5f_cpp">&lt;&lt;</text:span> <text:span text:style-name="string_5f_cpp">" has been changed on the disk. Do you "</text:span></text:p>
      <text:p text:style-name="CodeBlock"><text:tab/><text:tab/><text:tab/><text:tab/><text:tab/><text:span text:style-name="symbol1_5f_cpp">&lt;&lt;</text:span> <text:span text:style-name="string_5f_cpp">"wish to reload it??"</text:span><text:span text:style-name="symbol4_5f_cpp">;</text:span></text:p>
      <text:p text:style-name="CodeBlock"><text:tab/><text:tab/><text:tab/><text:tab/>BAlert <text:span text:style-name="symbol2_5f_cpp">*</text:span>alert <text:span text:style-name="symbol1_5f_cpp">=</text:span> <text:span text:style-name="keyword2_5f_cpp">new</text:span> BAlert<text:span text:style-name="symbol0_5f_cpp">(</text:span><text:span text:style-name="string_5f_cpp">"MyCoolEditor"</text:span>,</text:p>
      <text:p text:style-name="CodeBlock"><text:tab/><text:tab/><text:tab/><text:tab/><text:tab/><text:tab/><text:tab/><text:tab/>errmsg.<text:span text:style-name="member0_5f_cpp">String</text:span><text:span text:style-name="symbol0_5f_cpp">()</text:span>,</text:p>
      <text:p text:style-name="CodeBlock"><text:tab/><text:tab/><text:tab/><text:tab/><text:tab/><text:tab/><text:tab/><text:tab/><text:span text:style-name="string_5f_cpp">"No"</text:span>, <text:span text:style-name="string_5f_cpp">"Yes"</text:span><text:span text:style-name="symbol0_5f_cpp">)</text:span><text:span text:style-name="symbol4_5f_cpp">;</text:span></text:p>
      <text:p text:style-name="CodeBlock"><text:tab/><text:tab/><text:tab/><text:tab/><text:span text:style-name="keyword0_5f_cpp">if</text:span> <text:span text:style-name="symbol0_5f_cpp">(</text:span>alert<text:span text:style-name="symbol2_5f_cpp">-</text:span><text:span text:style-name="symbol1_5f_cpp">&gt;</text:span>Go<text:span text:style-name="symbol0_5f_cpp">()</text:span> <text:span text:style-name="symbol1_5f_cpp">==</text:span> <text:span text:style-name="number_5f_cpp">1</text:span><text:span text:style-name="symbol0_5f_cpp">)</text:span></text:p>
      <text:p text:style-name="CodeBlock"><text:tab/><text:tab/><text:tab/><text:tab/><text:span text:style-name="symbol0_5f_cpp">{</text:span></text:p>
      <text:p text:style-name="CodeBlock"><text:tab/><text:tab/><text:tab/><text:tab/><text:tab/>BMessage refMsg<text:span text:style-name="symbol0_5f_cpp">(</text:span>B_REFS_RECEIVED<text:span text:style-name="symbol0_5f_cpp">)</text:span><text:span text:style-name="symbol4_5f_cpp">;</text:span></text:p>
      <text:p text:style-name="CodeBlock"><text:tab/><text:tab/><text:tab/><text:tab/><text:tab/>refMsg.<text:span text:style-name="member0_5f_cpp">AddRef</text:span><text:span text:style-name="symbol0_5f_cpp">(</text:span><text:span text:style-name="string_5f_cpp">"refs"</text:span>, fDocument.<text:span text:style-name="member0_5f_cpp">GetRef</text:span><text:span text:style-name="symbol0_5f_cpp">())</text:span><text:span text:style-name="symbol4_5f_cpp">;</text:span></text:p>
      <text:p text:style-name="CodeBlock"><text:tab/><text:tab/><text:tab/><text:tab/><text:tab/>Window<text:span text:style-name="symbol0_5f_cpp">()</text:span><text:span text:style-name="symbol2_5f_cpp">-</text:span><text:span text:style-name="symbol1_5f_cpp">&gt;</text:span>PostMessage<text:span text:style-name="symbol0_5f_cpp">(</text:span><text:span text:style-name="symbol0_5f_cpp"><text:span text:style-name="T6">refMsg</text:span></text:span><text:span text:style-name="symbol0_5f_cpp">)</text:span><text:span text:style-name="symbol4_5f_cpp">;</text:span></text:p>
      <text:p text:style-name="CodeBlock"><text:tab/><text:tab/><text:tab/><text:tab/><text:span text:style-name="symbol0_5f_cpp">}</text:span></text:p>
      <text:p text:style-name="CodeBlock"><text:tab/><text:tab/><text:tab/><text:span text:style-name="symbol0_5f_cpp">}</text:span></text:p>
      <text:p text:style-name="CodeBlock"><text:tab/><text:tab/><text:tab/></text:p>
      <text:p text:style-name="CodeBlock"><text:tab/><text:tab/><text:tab/><text:span text:style-name="keyword0_5f_cpp">break</text:span><text:span text:style-name="symbol4_5f_cpp">;</text:span></text:p>
      <text:p text:style-name="CodeBlock"><text:tab/><text:tab/><text:span text:style-name="symbol0_5f_cpp">}</text:span></text:p>
      <text:p text:style-name="CodeBlock"><text:tab/><text:tab/><text:span text:style-name="keyword0_5f_cpp">default</text:span><text:span text:style-name="symbol4_5f_cpp">:</text:span></text:p>
      <text:p text:style-name="CodeBlock"><text:tab/><text:tab/><text:tab/><text:span text:style-name="keyword0_5f_cpp">break</text:span><text:span text:style-name="symbol4_5f_cpp">;</text:span></text:p>
      <text:p text:style-name="CodeBlock"><text:tab/><text:span text:style-name="symbol0_5f_cpp">}</text:span></text:p>
      <text:p text:style-name="CodeBlock"><text:span text:style-name="symbol0_5f_cpp">}</text:span></text:p>
      <text:p text:style-name="P5"/>
      <text:p text:style-name="P5">In case you're wondering, <text:span text:style-name="Code">Document::NodeMoved()</text:span> just uses the same BEntry code as in <text:span text:style-name="Code">Load()</text:span> to update the document's <text:span text:style-name="Code">node_ref</text:span> and <text:span text:style-name="Code">stat</text:span> data.</text:p>
      <text:h text:style-name="Heading_20_2" text:outline-level="2">Going Further</text:h>
      <text:list xml:id="list122800608" text:style-name="L2">
        <text:list-item>
          <text:p text:style-name="P10">Give some thought to how node monitoring might be used in a file manager application.</text:p>
        </text:list-item>
        <text:list-item>
          <text:p text:style-name="P10">Look over the code from the open source file manager Seeker to see how node monitoring was used to track entries in the currently-open folder.</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DejaVu Sans" svg:font-family="'DejaVu Sans'" style:font-family-generic="swiss"/>
    <style:font-face style:name="FreeSans" svg:font-family="FreeSans" style:font-family-generic="swiss"/>
    <style:font-face style:name="DejaVu Sans Mono1" svg:font-family="'DejaVu Sans Mono'" style:font-family-generic="modern" style:font-pitch="fixed"/>
    <style:font-face style:name="DejaVu Sans Mono2"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2" style:font-size-asian="10.5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shadow="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1pt" fo:font-style="italic" fo:font-weight="normal" style:font-size-asian="85%" style:font-style-asian="italic" style:font-weight-asian="normal" style:font-size-complex="85%" style:font-style-complex="italic" style:font-weight-complex="normal"/>
    </style:style>
    <style:style style:name="CodeBlock" style:family="paragraph" style:parent-style-name="Standard">
      <style:paragraph-properties style:shadow="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DejaVu Sans Mono"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Code" style:family="text">
      <style:text-properties style:font-name="DejaVu Sans Mono2" fo:font-size="10pt" style:font-size-asian="10pt" style:font-size-complex="10pt"/>
    </style:style>
    <style:style style:name="Definition" style:family="text">
      <style:text-properties fo:font-weight="bold" fo:background-color="transparent" style:font-size-asian="10.5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comment1_5f_cpp" style:display-name="comment1_cpp" style:family="text">
      <style:text-properties fo:color="#800080" fo:font-style="normal" fo:font-weight="normal"/>
    </style:style>
    <style:style style:name="comment0_5f_cpp" style:display-name="comment0_cpp" style:family="text">
      <style:text-properties fo:color="#008000"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0000" fo:font-style="normal" fo:font-weight="normal"/>
    </style:style>
    <style:style style:name="keyword1_5f_cpp" style:display-name="keyword1_cpp" style:family="text">
      <style:text-properties fo:color="#0000ff"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number_5f_cpp" style:display-name="number_cpp" style:family="text">
      <style:text-properties fo:color="#0000dd"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999999" fo:font-style="normal" fo:font-weight="normal"/>
    </style:style>
    <style:style style:name="escaped_5f_cpp" style:display-name="escaped_cpp" style:family="text">
      <style:text-properties fo:color="#666666" fo:font-style="normal" fo:font-weight="bold"/>
    </style:style>
    <style:style style:name="keyword0_5f_cpp" style:display-name="keyword0_cpp" style:family="text">
      <style:text-properties fo:color="#0000ff" fo:font-style="normal" fo:font-weight="normal"/>
    </style:style>
    <style:style style:name="symbol3_5f_cpp" style:display-name="symbol3_cpp" style:family="text">
      <style:text-properties fo:color="#000040" fo:font-style="normal" fo:font-weight="normal"/>
    </style:style>
    <style:style style:name="Numbering_20_Symbols" style:display-name="Numbering Symbols" style:family="text"/>
    <style:style style:name="member0_5f_cpp" style:display-name="member0_cpp" style:family="text">
      <style:text-properties fo:color="#007788" fo:font-style="normal" fo:font-weight="normal"/>
    </style:style>
    <style:style style:name="member1_5f_cpp" style:display-name="member1_cpp" style:family="text">
      <style:text-properties fo:color="#007788" fo:font-style="normal" fo:font-weight="norma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1" style:font-name-asian="DejaVu Sans Mono1" style:font-name-complex="DejaVu Sans Mono1"/>
    </style:style>
    <style:style style:name="Book_20_Reference" style:display-name="Book Reference"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proof-strike" style:family="text">
      <style:text-properties fo:color="#ff0000" style:text-line-through-style="solid" fo:background-color="#ffff00"/>
    </style:style>
    <style:style style:name="proof" style:family="text">
      <style:text-properties fo:color="#ff0000" fo:background-color="#ffff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8.2681in" fo:page-height="11.6929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11T08:55:39</meta:creation-date>
    <dc:date>2010-11-26T07:38:30</dc:date>
    <meta:editing-duration>PT101H38M10S</meta:editing-duration>
    <meta:editing-cycles>1546</meta:editing-cycles>
    <meta:generator>OpenOffice.org/3.2$Linux OpenOffice.org_project/320m19$Build-9505</meta:generator>
    <dc:creator>DarkWyrm </dc:creator>
    <meta:document-statistic meta:table-count="8" meta:image-count="1" meta:object-count="0" meta:page-count="9" meta:paragraph-count="299" meta:word-count="2185" meta:character-count="13961"/>
    <meta:user-defined meta:name="Info 1"/>
    <meta:user-defined meta:name="Info 2"/>
    <meta:user-defined meta:name="Info 3"/>
    <meta:user-defined meta:name="Info 4"/>
  </office:meta>
</office:document-meta>
</file>